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Open Sans" fo:font-size="100pt" officeooo:rsid="000bdc74" officeooo:paragraph-rsid="000bdc74" style:font-size-asian="100pt" style:font-size-complex="100pt"/>
    </style:style>
    <style:style style:name="P2" style:family="paragraph" style:parent-style-name="Standard">
      <style:text-properties style:font-name="Open Sans" fo:font-size="40pt" officeooo:rsid="000bdc74" officeooo:paragraph-rsid="000bdc74" style:font-size-asian="35pt" style:font-size-complex="40pt"/>
    </style:style>
    <style:style style:name="T1" style:family="text">
      <style:text-properties officeooo:rsid="000ef3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 submitted their CV</text:p>
      <text:p text:style-name="P2"/>
      <text:p text:style-name="P2"/>
      <text:p text:style-name="P2">Please click here to request it from the candid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Irving</meta:initial-creator>
    <meta:creation-date>2015-04-04T00:47:48.387647000</meta:creation-date>
    <dc:date>2015-04-06T23:17:42.143267000</dc:date>
    <dc:creator>Francis Irving</dc:creator>
    <meta:editing-duration>PT6M57S</meta:editing-duration>
    <meta:editing-cycles>3</meta:editing-cycles>
    <meta:generator>LibreOffice/4.4.0.3$MacOSX_X86_64 LibreOffice_project/de093506bcdc5fafd9023ee680b8c60e3e0645d7</meta:generator>
    <meta:document-statistic meta:table-count="0" meta:image-count="0" meta:object-count="0" meta:page-count="1" meta:paragraph-count="2" meta:word-count="13" meta:character-count="73" meta:non-whitespace-character-count="62"/>
  </office:meta>
</office:document-meta>
</file>